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375in" style:rel-column-width="23067*"/>
    </style:style>
    <style:style style:name="Table1.B" style:family="table-column">
      <style:table-column-properties style:column-width="4.4875in" style:rel-column-width="424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ba1ae0" officeooo:paragraph-rsid="00c5e64c"/>
    </style:style>
    <style:style style:name="P2" style:family="paragraph" style:parent-style-name="Text_20_body">
      <style:text-properties officeooo:paragraph-rsid="01122d07"/>
    </style:style>
    <style:style style:name="P3" style:family="paragraph" style:parent-style-name="Text_20_body">
      <style:text-properties fo:font-weight="bold" officeooo:paragraph-rsid="01122d07" style:font-weight-asian="bold" style:font-weight-complex="bold"/>
    </style:style>
    <style:style style:name="P4" style:family="paragraph" style:parent-style-name="Text_20_body">
      <style:text-properties officeooo:rsid="0114ba2f" officeooo:paragraph-rsid="0115527c"/>
    </style:style>
    <style:style style:name="P5" style:family="paragraph" style:parent-style-name="Text_20_body">
      <style:text-properties officeooo:paragraph-rsid="0114ba2f"/>
    </style:style>
    <style:style style:name="P6" style:family="paragraph" style:parent-style-name="Text_20_body">
      <style:text-properties fo:font-size="12pt" officeooo:rsid="01197eda" officeooo:paragraph-rsid="01197eda" style:font-size-asian="12pt" style:font-size-complex="12pt"/>
    </style:style>
    <style:style style:name="P7" style:family="paragraph" style:parent-style-name="Text_20_body">
      <style:text-properties fo:font-size="12pt" officeooo:rsid="0125143a" officeooo:paragraph-rsid="0125143a" style:font-size-asian="12pt" style:font-size-complex="12pt"/>
    </style:style>
    <style:style style:name="P8" style:family="paragraph" style:parent-style-name="Text_20_body">
      <style:text-properties fo:font-size="12pt" officeooo:rsid="012b685c" officeooo:paragraph-rsid="012ff122" style:font-size-asian="12pt" style:font-size-complex="12pt"/>
    </style:style>
    <style:style style:name="P9" style:family="paragraph" style:parent-style-name="Text_20_body">
      <style:text-properties fo:font-size="12pt" fo:font-weight="bold" officeooo:rsid="0122fe5c" officeooo:paragraph-rsid="0122fe5c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size="12pt" fo:font-weight="bold" officeooo:rsid="0122fe5c" officeooo:paragraph-rsid="012b685c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size="12pt" fo:font-weight="bold" officeooo:rsid="01197eda" officeooo:paragraph-rsid="012b685c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Liberation Mono" fo:font-size="10pt" style:font-size-asian="10pt" style:font-size-complex="10pt"/>
    </style:style>
    <style:style style:name="P13" style:family="paragraph" style:parent-style-name="Table_20_Contents">
      <style:text-properties style:font-name="Liberation Mono" fo:font-size="10pt" officeooo:paragraph-rsid="0125143a" style:font-size-asian="10pt" style:font-size-complex="10pt"/>
    </style:style>
    <style:style style:name="P14" style:family="paragraph" style:parent-style-name="Table_20_Contents">
      <style:text-properties style:font-name="Liberation Mono" fo:font-size="10pt" officeooo:paragraph-rsid="012881c2" style:font-size-asian="10pt" style:font-size-complex="10pt"/>
    </style:style>
    <style:style style:name="P15" style:family="paragraph" style:parent-style-name="Text_20_body">
      <style:text-properties fo:font-size="12pt" fo:font-weight="bold" officeooo:rsid="01197eda" officeooo:paragraph-rsid="012b685c" style:font-size-asian="12pt" style:font-weight-asian="bold" style:font-size-complex="12pt" style:font-weight-complex="bold"/>
    </style:style>
    <style:style style:name="P16" style:family="paragraph" style:parent-style-name="Text_20_body">
      <style:text-properties fo:font-size="12pt" fo:font-weight="bold" officeooo:rsid="01197eda" officeooo:paragraph-rsid="012881c2" style:font-size-asian="12pt" style:font-weight-asian="bold" style:font-size-complex="12pt" style:font-weight-complex="bold"/>
    </style:style>
    <style:style style:name="P17" style:family="paragraph" style:parent-style-name="Text_20_body">
      <style:text-properties fo:font-size="12pt" fo:font-weight="bold" officeooo:rsid="013474da" officeooo:paragraph-rsid="013474da" style:font-size-asian="12pt" style:font-weight-asian="bold" style:font-size-complex="12pt" style:font-weight-complex="bold"/>
    </style:style>
    <style:style style:name="P18" style:family="paragraph" style:parent-style-name="Text_20_body">
      <style:text-properties fo:font-size="12pt" fo:font-weight="bold" officeooo:rsid="012881c2" officeooo:paragraph-rsid="012881c2" style:font-size-asian="12pt" style:font-weight-asian="bold" style:font-size-complex="12pt" style:font-weight-complex="bold"/>
    </style:style>
    <style:style style:name="P19" style:family="paragraph" style:parent-style-name="Text_20_body">
      <style:text-properties fo:font-size="12pt" fo:font-weight="bold" officeooo:rsid="012881c2" officeooo:paragraph-rsid="01374128" style:font-size-asian="12pt" style:font-weight-asian="bold" style:font-size-complex="12pt" style:font-weight-complex="bold"/>
    </style:style>
    <style:style style:name="P20" style:family="paragraph" style:parent-style-name="Text_20_body">
      <style:text-properties fo:font-size="12pt" officeooo:rsid="012b685c" officeooo:paragraph-rsid="012b685c" style:font-size-asian="12pt" style:font-size-complex="12pt"/>
    </style:style>
    <style:style style:name="P21" style:family="paragraph" style:parent-style-name="Text_20_body">
      <style:text-properties fo:font-size="12pt" officeooo:rsid="01197eda" officeooo:paragraph-rsid="012881c2" style:font-size-asian="12pt" style:font-size-complex="12pt"/>
    </style:style>
    <style:style style:name="P22" style:family="paragraph" style:parent-style-name="Text_20_body">
      <style:text-properties fo:font-size="12pt" officeooo:rsid="01197eda" officeooo:paragraph-rsid="013584dd" style:font-size-asian="12pt" style:font-size-complex="12pt"/>
    </style:style>
    <style:style style:name="P23" style:family="paragraph" style:parent-style-name="Text_20_body">
      <style:text-properties fo:font-size="12pt" officeooo:rsid="01197eda" officeooo:paragraph-rsid="0122fe5c" style:font-size-asian="12pt" style:font-size-complex="12pt"/>
    </style:style>
    <style:style style:name="P24" style:family="paragraph" style:parent-style-name="Text_20_body">
      <style:text-properties fo:font-size="12pt" officeooo:rsid="012ff122" officeooo:paragraph-rsid="013392dd" style:font-size-asian="12pt" style:font-size-complex="12pt"/>
    </style:style>
    <style:style style:name="P25" style:family="paragraph" style:parent-style-name="Text_20_body">
      <style:text-properties fo:font-size="12pt" officeooo:rsid="012881c2" officeooo:paragraph-rsid="012881c2" style:font-size-asian="12pt" style:font-size-complex="12pt"/>
    </style:style>
    <style:style style:name="P26" style:family="paragraph" style:parent-style-name="Text_20_body">
      <style:text-properties fo:font-size="12pt" officeooo:rsid="01374128" officeooo:paragraph-rsid="01374128" style:font-size-asian="12pt" style:font-size-complex="12pt"/>
    </style:style>
    <style:style style:name="P27" style:family="paragraph" style:parent-style-name="Table_20_Contents">
      <style:text-properties style:font-name="Liberation Mono" fo:font-size="10pt" officeooo:rsid="0125143a" officeooo:paragraph-rsid="0125143a" style:font-size-asian="10pt" style:font-size-complex="10pt"/>
    </style:style>
    <style:style style:name="P28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P29" style:family="paragraph" style:parent-style-name="Heading_20_2">
      <style:text-properties style:font-name="Liberation Serif" fo:font-size="14pt" officeooo:rsid="00a3fbe1" officeooo:paragraph-rsid="00a3fbe1" style:font-size-asian="14pt" style:font-size-complex="14pt"/>
    </style:style>
    <style:style style:name="P30" style:family="paragraph" style:parent-style-name="Heading_20_2">
      <style:text-properties fo:font-size="14pt" style:font-size-asian="14pt" style:font-size-complex="14pt"/>
    </style:style>
    <style:style style:name="P31" style:family="paragraph" style:parent-style-name="Heading_20_2">
      <style:text-properties fo:font-size="14pt" officeooo:rsid="01122d07" officeooo:paragraph-rsid="01122d07" style:font-size-asian="14pt" style:font-size-complex="14pt"/>
    </style:style>
    <style:style style:name="T1" style:family="text">
      <style:text-properties style:font-name="Liberation Serif" fo:font-size="12pt" officeooo:rsid="00be606b" style:font-size-asian="10.5pt" style:font-size-complex="12pt"/>
    </style:style>
    <style:style style:name="T2" style:family="text">
      <style:text-properties style:font-name="Liberation Serif" fo:font-size="12pt" officeooo:rsid="00f016dd" style:font-size-asian="10.5pt" style:font-size-complex="12pt"/>
    </style:style>
    <style:style style:name="T3" style:family="text">
      <style:text-properties style:font-name="Liberation Serif" fo:font-size="12pt" officeooo:rsid="01105b40" style:font-size-asian="10.5pt" style:font-size-complex="12pt"/>
    </style:style>
    <style:style style:name="T4" style:family="text">
      <style:text-properties style:font-name="Liberation Serif" fo:font-size="12pt" officeooo:rsid="01122d07" style:font-size-asian="10.5pt" style:font-size-complex="12pt"/>
    </style:style>
    <style:style style:name="T5" style:family="text">
      <style:text-properties style:font-name="Liberation Serif" fo:font-size="12pt" officeooo:rsid="0112f975" style:font-size-asian="10.5pt" style:font-size-complex="12pt"/>
    </style:style>
    <style:style style:name="T6" style:family="text">
      <style:text-properties style:font-name="Liberation Serif" fo:font-size="12pt" officeooo:rsid="0115527c" style:font-size-asian="10.5pt" style:font-size-complex="12pt"/>
    </style:style>
    <style:style style:name="T7" style:family="text">
      <style:text-properties style:font-name="Liberation Serif" fo:font-size="12pt" officeooo:rsid="0117cd53" style:font-size-asian="10.5pt" style:font-size-complex="12pt"/>
    </style:style>
    <style:style style:name="T8" style:family="text">
      <style:text-properties style:font-name="Liberation Serif" fo:font-size="12pt" officeooo:rsid="012e9745" style:font-size-asian="10.5pt" style:font-size-complex="12pt"/>
    </style:style>
    <style:style style:name="T9" style:family="text">
      <style:text-properties officeooo:rsid="00a27f03"/>
    </style:style>
    <style:style style:name="T10" style:family="text">
      <style:text-properties officeooo:rsid="00a8bc8b"/>
    </style:style>
    <style:style style:name="T11" style:family="text">
      <style:text-properties officeooo:rsid="00ba1ae0"/>
    </style:style>
    <style:style style:name="T12" style:family="text">
      <style:text-properties officeooo:rsid="01122d07"/>
    </style:style>
    <style:style style:name="T13" style:family="text">
      <style:text-properties officeooo:rsid="0114ba2f"/>
    </style:style>
    <style:style style:name="T14" style:family="text">
      <style:text-properties officeooo:rsid="0119455a"/>
    </style:style>
    <style:style style:name="T15" style:family="text">
      <style:text-properties officeooo:rsid="011af190"/>
    </style:style>
    <style:style style:name="T16" style:family="text">
      <style:text-properties officeooo:rsid="011c7ff0"/>
    </style:style>
    <style:style style:name="T17" style:family="text">
      <style:text-properties officeooo:rsid="011df948"/>
    </style:style>
    <style:style style:name="T18" style:family="text">
      <style:text-properties officeooo:rsid="011f892f"/>
    </style:style>
    <style:style style:name="T19" style:family="text">
      <style:text-properties officeooo:rsid="01205698"/>
    </style:style>
    <style:style style:name="T20" style:family="text">
      <style:text-properties officeooo:rsid="01225a57"/>
    </style:style>
    <style:style style:name="T21" style:family="text">
      <style:text-properties officeooo:rsid="0122fe5c"/>
    </style:style>
    <style:style style:name="T22" style:family="text">
      <style:text-properties style:font-name="Liberation Mono" fo:font-size="10pt" officeooo:rsid="012d08b8" style:font-size-asian="10pt" style:font-size-complex="10pt"/>
    </style:style>
    <style:style style:name="T23" style:family="text">
      <style:text-properties officeooo:rsid="0125143a"/>
    </style:style>
    <style:style style:name="T24" style:family="text">
      <style:text-properties officeooo:rsid="01258d72"/>
    </style:style>
    <style:style style:name="T25" style:family="text">
      <style:text-properties officeooo:rsid="0128952d"/>
    </style:style>
    <style:style style:name="T26" style:family="text">
      <style:text-properties officeooo:rsid="012b685c"/>
    </style:style>
    <style:style style:name="T27" style:family="text">
      <style:text-properties officeooo:rsid="012d08b8"/>
    </style:style>
    <style:style style:name="T28" style:family="text">
      <style:text-properties officeooo:rsid="012ff122"/>
    </style:style>
    <style:style style:name="T29" style:family="text">
      <style:text-properties officeooo:rsid="013125b6"/>
    </style:style>
    <style:style style:name="T30" style:family="text">
      <style:text-properties officeooo:rsid="013392dd"/>
    </style:style>
    <style:style style:name="T31" style:family="text">
      <style:text-properties officeooo:rsid="013474da"/>
    </style:style>
    <style:style style:name="T32" style:family="text">
      <style:text-properties officeooo:rsid="0135a572"/>
    </style:style>
    <style:style style:name="T33" style:family="text">
      <style:text-properties officeooo:rsid="01374128"/>
    </style:style>
    <style:style style:name="T34" style:family="text">
      <style:text-properties officeooo:rsid="01391f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CST<text:span text:style-name="T9">0006</text:span> – <text:span text:style-name="T11">Computer Programming Foundations</text:span></text:h>
      <text:h text:style-name="P29" text:outline-level="2">INTRODUCTION <text:span text:style-name="T10">to WEEK04</text:span></text:h>
      <text:p text:style-name="P1"><text:span text:style-name="T1">In this lecture and lab section we are going to learn </text:span><text:span text:style-name="T2">about </text:span><text:span text:style-name="T3">programming paradigms and syntax. <text:s/></text:span><text:span text:style-name="T6">Since</text:span><text:span text:style-name="T4"> this is a computer programming foundations course, we won’t be focusing on any one language, but </text:span><text:span text:style-name="T6">instead, </text:span><text:span text:style-name="T4">generalizing programming concepts and breaking apart the similarities so that we understand what programming really is. <text:s/></text:span><text:span text:style-name="T5">However, because we still need to practise each new concept we still need to use a real programming language</text:span><text:span text:style-name="T8">s</text:span><text:span text:style-name="T5">, </text:span><text:span text:style-name="T8">to run the examples and </text:span><text:span text:style-name="T6">see results, </text:span><text:span text:style-name="T5">so we will use C and Python to see </text:span><text:span text:style-name="T7">the differences between </text:span><text:span text:style-name="T5">two ways to present code.</text:span></text:p>
      <text:h text:style-name="P31" text:outline-level="2">Programming Paradigms</text:h>
      <text:p text:style-name="P4">A programming paradigm is a style or approach to how <text:span text:style-name="T16">you want to develop a </text:span>program. <text:s/>Each programming paradigm has its <text:span text:style-name="T14">own </text:span>rules and functionality that allow <text:span text:style-name="T14">the programmer to build software in different or better ways depending on the style or preferences of</text:span> each programmer. <text:s/>You can think of a paradigm as <text:span text:style-name="T18">the</text:span> little world you wish to develop in.</text:p>
      <text:p text:style-name="P2">There are many different types of programming paradigms, some <text:span text:style-name="T14">are an evolution of other paradigms that add additional functionality and some paradigms offer </text:span>a totally different approach. <text:s/><text:span text:style-name="T13">What’s important to remember here is that each programmer decides which paradigm best suits themselves, and adopts that design for their project.</text:span></text:p>
      <text:p text:style-name="P2">The <text:span text:style-name="T17">biggest </text:span>confusion <text:span text:style-name="T17">with</text:span> <text:span text:style-name="T17">programming paradigms </text:span>is that some <text:span text:style-name="T13">paradigms</text:span> overlap <text:span text:style-name="T17">each other and </text:span>that some programming languages can <text:span text:style-name="T13">support</text:span> more than one development paradigm. <text:s/><text:span text:style-name="T17">This blurs the lines that define each paradigm.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Imperative <text:span text:style-name="T12">Programming</text:span></text:p>
          </table:table-cell>
          <table:table-cell table:style-name="Table1.A1" office:value-type="string">
            <text:p text:style-name="P2">Programming with an explicit sequence of commands statements that <text:span text:style-name="T15">changes</text:span> state. <text:s/><text:span text:style-name="T25">Uses GOTO jumps.</text:span></text:p>
            <text:p text:style-name="P2"/>
          </table:table-cell>
        </table:table-row>
        <table:table-row>
          <table:table-cell table:style-name="Table1.A1" office:value-type="string">
            <text:p text:style-name="P3">Structured <text:span text:style-name="T12">Programming</text:span></text:p>
          </table:table-cell>
          <table:table-cell table:style-name="Table1.A1" office:value-type="string">
            <text:p text:style-name="P5">Imperative Programming with clean<text:span text:style-name="T25">er</text:span> <text:span text:style-name="T19">blocks and </text:span>nested <text:span text:style-name="T19">control</text:span> structures (Loops). <text:s/><text:span text:style-name="T25">Removes the use of GOTO.</text:span></text:p>
            <text:p text:style-name="P5"/>
          </table:table-cell>
        </table:table-row>
        <table:table-row>
          <table:table-cell table:style-name="Table1.A1" office:value-type="string">
            <text:p text:style-name="P3">Procedural <text:span text:style-name="T12">Programming</text:span></text:p>
          </table:table-cell>
          <table:table-cell table:style-name="Table1.A1" office:value-type="string">
            <text:p text:style-name="P5"><text:span text:style-name="T13">Structured</text:span> programming with procedure calls. (functions)</text:p>
            <text:p text:style-name="P5"/>
          </table:table-cell>
        </table:table-row>
        <table:table-row>
          <table:table-cell table:style-name="Table1.A1" office:value-type="string">
            <text:p text:style-name="P3"><text:span text:style-name="T12">O</text:span>bject-<text:span text:style-name="T12">O</text:span>riented Programming </text:p>
          </table:table-cell>
          <table:table-cell table:style-name="Table1.A1" office:value-type="string">
            <text:p text:style-name="P5"><text:span text:style-name="T12">Procedural programming</text:span> <text:span text:style-name="T19">with user-</text:span>defin<text:span text:style-name="T19">ed</text:span> <text:span text:style-name="T19">data types called </text:span>objects that send messages to each other.</text:p>
          </table:table-cell>
        </table:table-row>
      </table:table>
      <text:p text:style-name="P2"/>
      <text:h text:style-name="P30" text:outline-level="2"><text:soft-page-break/>Syntax</text:h>
      <text:p text:style-name="P6"><text:span text:style-name="T20">S</text:span>yntax refers to <text:span text:style-name="T32">the </text:span>grammatical structure <text:span text:style-name="T32">of the language.</text:span> </text:p>
      <text:p text:style-name="P7">It is important to <text:span text:style-name="T24">know</text:span> the difference between syntax rules and coding standards. <text:s/><text:span text:style-name="T24">Syntax rules are a part of the language and must be obeyed. <text:s/>Coding standards is something that can change and relies heavily on personal preferences. <text:s/>It’s due to these personal preferences that coding convention is a topic of contention and I am positive at least one person has died over disagreements about this.</text:span></text:p>
      <text:p text:style-name="P6"/>
      <text:p text:style-name="P9">Code Blocks</text:p>
      <text:p text:style-name="P25">Code blocks <text:span text:style-name="T32">are one or more lines of code that are grouped together. <text:s/>You as the programmer will decide how to group these lines of code together, based on your algorithm to solve each problem.</text:span></text:p>
      <text:p text:style-name="P26">Code blocks look different for each language. <text:s/>Some languages use curly braces as a block delimiter and others will use indentation.</text:p>
      <text:p text:style-name="P26">Curly brace placement is an important consideration. <text:s/>This again is something that can divide an entire nation. <text:s/>So choose carefully or risk losing friends over it.</text:p>
      <text:p text:style-name="P18">Curly brace placement example <text:span text:style-name="T33">1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2">#include &lt;stdio.h&gt;</text:p>
            <text:p text:style-name="P12"/>
            <text:p text:style-name="P12">int main() {</text:p>
            <text:p text:style-name="P12"/>
            <text:p text:style-name="P12"><text:s text:c="4"/><text:span text:style-name="T23">int i = 0;</text:span></text:p>
            <text:p text:style-name="P12"><text:s text:c="4"/></text:p>
            <text:p text:style-name="P12"><text:s text:c="4"/><text:span text:style-name="T23">for(i = 0; i &lt; 10; i++) {</text:span></text:p>
            <text:p text:style-name="P12"><text:s text:c="8"/>printf("<text:span text:style-name="T23">Number </text:span>%<text:span text:style-name="T23">d</text:span>\n", <text:span text:style-name="T23">i</text:span>);</text:p>
            <text:p text:style-name="P12"><text:s text:c="4"/><text:span text:style-name="T23">}</text:span></text:p>
            <text:p text:style-name="P12"/>
            <text:p text:style-name="P12"><text:s text:c="4"/>return 0;</text:p>
            <text:p text:style-name="P12"/>
            <text:p text:style-name="P12">}</text:p>
          </table:table-cell>
        </table:table-row>
      </table:table>
      <text:p text:style-name="P23"/>
      <text:p text:style-name="P19">Curly brace placement example <text:span text:style-name="T33">2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3">#include &lt;stdio.h&gt;</text:p>
            <text:p text:style-name="P13"/>
            <text:p text:style-name="P13">int main()</text:p>
            <text:p text:style-name="P13">{</text:p>
            <text:p text:style-name="P13"><text:s text:c="4"/><text:span text:style-name="T23">int i = 0;</text:span></text:p>
            <text:p text:style-name="P13"><text:s text:c="4"/></text:p>
            <text:p text:style-name="P13"><text:s text:c="4"/><text:span text:style-name="T23">for(i = 0; i &lt; 10; i++) </text:span></text:p>
            <text:p text:style-name="P27"><text:s text:c="4"/>{</text:p>
            <text:p text:style-name="P13"><text:s text:c="8"/>printf("<text:span text:style-name="T23">Number </text:span>%<text:span text:style-name="T23">d</text:span>\n", <text:span text:style-name="T23">i</text:span>);</text:p>
            <text:p text:style-name="P13"><text:s text:c="4"/><text:span text:style-name="T23">}</text:span></text:p>
            <text:p text:style-name="P13"/>
            <text:p text:style-name="P13"><text:s text:c="4"/>return 0;</text:p>
            <text:p text:style-name="P13"/>
            <text:p text:style-name="P13">}</text:p>
          </table:table-cell>
        </table:table-row>
      </table:table>
      <text:p text:style-name="P16"><text:soft-page-break/><text:span text:style-name="T34">Indentation example 1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4">for i in range(10):</text:p>
            <text:p text:style-name="P14"><text:s text:c="4"/>print("Number", i)</text:p>
          </table:table-cell>
        </table:table-row>
      </table:table>
      <text:p text:style-name="P21"/>
      <text:p text:style-name="P11">Indentation</text:p>
      <text:p text:style-name="P20">There are a few reasons for code indentation. <text:s/>The first is that it makes the code easier to read and understand. <text:s/>Indentation allows you to separate thoughts and ideas into blocks of logic. <text:s/>However, some programming languages make indentation a part of the syntax of the language. <text:s text:c="5"/></text:p>
      <text:p text:style-name="P6">Python, <text:span text:style-name="T26">for example,</text:span> uses indentation to indicate control structures, so indentation is required <text:span text:style-name="T26">or the program won’t run or it will behave differently than expected</text:span>. By <text:span text:style-name="T26">using indentation, </text:span>the need for curly braces is eliminated.</text:p>
      <text:p text:style-name="P6"/>
      <text:p text:style-name="P11">White Spaces</text:p>
      <text:p text:style-name="P8">Indentation is <text:span text:style-name="T27">in a category of characters called white spaces. <text:s/>They are the unseen characters that still take up space and are either ignored or have real meaning to the language. <text:s/>In the above code samples you will see a </text:span><text:span text:style-name="T22">"\n"</text:span><text:span text:style-name="T27"> The backslash is used to escape characters and together are called an escape sequence. <text:s/>More specifically the </text:span><text:span text:style-name="T22">"\n"</text:span><text:span text:style-name="T27"> is used to represent a new line character. <text:s/>In Python each print statement ends with a new line automatically, so there is no need to add the new line character to the print statement.</text:span></text:p>
      <text:p text:style-name="P8"/>
      <text:p text:style-name="P10">Tabs vs <text:span text:style-name="T28">S</text:span>paces</text:p>
      <text:p text:style-name="P24">This is another coding convention that can cause a lot of issues <text:span text:style-name="T29">if you choose a style that others aren’t used to</text:span>. <text:s/>As we’re now aware, indentation matters a lot. <text:s/>We can use tabs or spaces to indent. <text:s/><text:span text:style-name="T30">It’s usually a good idea to indent by four spaces because four spaces is the default in most IDEs.</text:span> <text:s/><text:span text:style-name="T30">Also, using tabs may be presented differently depending on which IDE/font/editor you’re using. <text:s/>Luckily most IDEs offer an option to replace tabs with spaces, so pressing a tab, will automatically give you four spaces instead of one tab character.</text:span></text:p>
      <text:p text:style-name="P24"/>
      <text:p text:style-name="P17">Semantics</text:p>
      <text:p text:style-name="P22"><text:span text:style-name="T31">S</text:span>emantics refers to the <text:span text:style-name="T31">exact </text:span>meaning of the symbols <text:span text:style-name="T31">you’ve </text:span>arranged <text:span text:style-name="T31">into statements</text:span>. <text:s/><text:span text:style-name="T31">One of the biggest challenges you’ll face as a programmer is the art of dumbing down your mind so that you’re able to think like a computer. <text:s/>This is an extremely frustrating part of programming. <text:s/>You have to constantly remind yourself that computers don’t have feelings. <text:s/>They don’t have the ability to get what you wanted to say. <text:s/>They just do EXACTLY what you tell them 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$Build-2</meta:generator>
    <dc:date>2018-02-15T11:03:45.224346171</dc:date>
    <meta:editing-duration>P5DT34M52S</meta:editing-duration>
    <meta:editing-cycles>84</meta:editing-cycles>
    <dc:creator>Cory Hilliard</dc:creator>
    <meta:document-statistic meta:table-count="4" meta:image-count="0" meta:object-count="0" meta:page-count="3" meta:paragraph-count="56" meta:word-count="887" meta:character-count="5458" meta:non-whitespace-character-count="4519"/>
  </office:meta>
</office:document-meta>
</file>